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2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5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8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59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5"/>
          <table:table-cell table:style-name="ce27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8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/>
          <table:table-cell table:style-name="ce19" office:value-type="date" office:date-value="2009-07-30">
            <text:p>2009-07-30</text:p>
          </table:table-cell>
          <table:table-cell table:style-name="ce26"/>
          <table:table-cell table:style-name="ce19"/>
          <table:table-cell table:style-name="ce4"/>
          <table:table-cell/>
          <table:table-cell table:style-name="ce19" table:formula="oooc:=[.D3]" office:value-type="date" office:date-value="2009-07-30">
            <text:p>2009-07-30</text:p>
          </table:table-cell>
          <table:table-cell table:style-name="ce21"/>
          <table:table-cell table:style-name="ce28"/>
          <table:table-cell/>
          <table:table-cell table:style-name="ce4"/>
          <table:table-cell table:style-name="ce27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8" office:value-type="string">
            <text:p>Disaster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16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8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8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2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 table:style-name="ce4"/>
          <table:table-cell table:style-name="ce31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8"/>
          <table:table-cell table:style-name="ce4"/>
          <table:table-cell table:style-name="ce31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29"/>
          <table:table-cell table:style-name="ce4"/>
          <table:table-cell table:style-name="ce31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29"/>
          <table:table-cell table:style-name="ce4"/>
          <table:table-cell table:style-name="ce31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29"/>
          <table:table-cell table:style-name="ce4"/>
          <table:table-cell table:style-name="ce31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/>
          <table:table-cell table:style-name="ce4"/>
          <table:table-cell table:number-columns-repeated="3"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29"/>
          <table:table-cell table:style-name="ce4"/>
          <table:table-cell table:style-name="ce31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style-name="ce37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EventId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8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8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10" table:formula="oooc:=[.H39]" office:value-type="string" office:string-value="UserId">
            <text:p>UserId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number-columns-repeated="3"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8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style-name="ce38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8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CauseId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Event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 table:style-name="ce4"/>
          <table:table-cell table:style-name="ce4" table:formula="oooc:=[.H39]" office:value-type="string" office:string-value="UserId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8"/>
          <table:table-cell/>
          <table:table-cell table:style-name="ce4"/>
          <table:table-cell table:number-columns-repeated="3"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Default" table:number-columns-repeated="2"/>
          <table:table-cell table:style-name="ce21"/>
          <table:table-cell table:style-name="ce28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39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8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31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8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8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8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8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39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39]" office:value-type="string" office:string-value="UserId">
            <text:p>UserId</text:p>
          </table:table-cell>
          <table:table-cell table:style-name="ce21" table:formula="oooc:=[.I39]" office:value-type="string" office:string-value="VARCHAR(20)">
            <text:p>VARCHAR(2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0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Default" table:number-columns-repeated="2"/>
          <table:table-cell table:style-name="ce21"/>
          <table:table-cell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8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0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8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8"/>
          <table:table-cell table:style-name="ce4"/>
          <table:table-cell table:number-columns-repeated="2"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 table:style-name="ce28"/>
          <table:table-cell table:style-name="ce4"/>
          <table:table-cell table:style-name="ce30" office:value-type="string" table:number-columns-spanned="2" table:number-rows-spanned="1">
            <text:p>UserSession</text:p>
          </table:table-cell>
          <table:covered-table-cell table:style-name="ce28"/>
          <table:table-cell table:style-name="ce21"/>
          <table:table-cell table:style-name="ce28"/>
          <table:table-cell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32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39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5" table:formula="oooc:=[.Q3]" office:value-type="string" office:string-value="DisasterId">
            <text:p>DisasterId</text:p>
          </table:table-cell>
          <table:table-cell table:style-name="ce20" table:formula="oooc:=[.R3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Default"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2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6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8" office:value-type="string">
            <text:p>EEFieldId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82]" office:value-type="string" office:string-value="EEGroupId">
            <text:p>EEGroupId</text:p>
          </table:table-cell>
          <table:table-cell table:style-name="ce21" table:formula="oooc:=[.O82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STATUS FIELDS</text:p>
          </table:table-cell>
          <table:covered-table-cell table:style-name="ce20" table:formula="oooc:=[.N85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5" office:value-type="string">
            <text:p>PUBLIC, PRIVATE, INACTIVE</text:p>
          </table:table-cell>
          <table:table-cell table:style-name="ce36"/>
          <table:table-cell table:style-name="ce21"/>
          <table:table-cell table:number-columns-repeated="2"/>
          <table:table-cell table:style-name="ce4"/>
          <table:table-cell table:number-columns-repeated="3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5"/>
          <table:table-cell table:style-name="ce15" table:number-columns-repeated="2"/>
          <table:table-cell table:style-name="ce23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office:value-type="string" table:number-columns-spanned="2" table:number-rows-spanned="1">
            <text:p>Sync</text:p>
          </table:table-cell>
          <table:covered-table-cell table:style-name="ce24"/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8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 table:style-name="ce28"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 table:style-name="ce28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8"/>
          <table:table-cell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4" office:value-type="string" table:number-columns-spanned="2" table:number-rows-spanned="1">
            <text:p>Sync</text:p>
          </table:table-cell>
          <table:covered-table-cell table:style-name="ce24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41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8" office:value-type="string">
            <text:p>EEGroupId</text:p>
          </table:table-cell>
          <table:table-cell table:style-name="ce21" office:value-type="string">
            <text:p>VARCHAR(3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Default" table:number-columns-repeated="2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Default" table:number-columns-repeated="2"/>
          <table:table-cell table:style-name="ce21"/>
          <table:table-cell table:number-columns-repeated="7"/>
          <table:table-cell table:style-name="ce5"/>
          <table:table-cell table:style-name="ce15" table:number-columns-repeated="5"/>
          <table:table-cell table:style-name="ce23"/>
          <table:table-cell table:number-columns-repeated="237"/>
        </table:table-row>
        <table:table-row table:style-name="ro2" table:number-rows-repeated="2">
          <table:table-cell/>
          <table:table-cell table:style-name="ce4"/>
          <table:table-cell table:style-name="Default" table:number-columns-repeated="2"/>
          <table:table-cell table:style-name="ce21"/>
          <table:table-cell table:number-columns-repeated="251"/>
        </table:table-row>
        <table:table-row table:style-name="ro2">
          <table:table-cell/>
          <table:table-cell table:style-name="ce5"/>
          <table:table-cell table:style-name="ce17" table:number-columns-repeated="2"/>
          <table:table-cell table:style-name="ce23"/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2">
          <table:table-cell table:style-name="ce47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8" table:formula="oooc:=[Tables.D3]" office:value-type="date" office:date-value="2009-07-30">
            <text:p>2009-07-30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4]; [Tables.C40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40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41];&quot;','&quot;; [Tables.C42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4]; [Tables.C53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53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54];&quot;','&quot;; [Tables.C55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4]; [Tables.C64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64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5]; &quot; &quot;; [Tables.D6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6]; &quot; &quot;; [Tables.D66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65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4]; [Tables.C81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81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3]; &quot; &quot;; [Tables.D83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4]; &quot; &quot;; [Tables.D84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82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1"/>
          <table:table-cell table:number-columns-repeated="255"/>
        </table:table-row>
        <table:table-row table:style-name="ro3">
          <table:table-cell table:style-name="ce51" table:formula="oooc:=CONCATENATE([.$A$4]; [Tables.C73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2" table:formula="oooc:=CONCATENATE([.$A$5];&quot;'&quot;; [Tables.C73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4]; &quot; &quot;; [Tables.D74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5]; &quot; &quot;; [Tables.D75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1" table:formula="oooc:=CONCATENATE([.$A$6]; &quot;('&quot;; [Tables.C74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1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1.0','','','','');">
            <text:p>insert into Info values ('DBVersion','1.0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2">
          <table:table-cell table:style-name="ce47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8" table:formula="oooc:=[Tables.D3]" office:value-type="date" office:date-value="2009-07-30">
            <text:p>2009-07-30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39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51];&quot;','&quot;; [Tables.H52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Id VARCHAR(50), ">
            <text:p>User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3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58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2">
          <table:table-cell table:style-name="ce56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7" table:formula="oooc:=[Tables.D3]" office:value-type="date" office:date-value="2009-07-30">
            <text:p>2009-07-30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9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27];&quot;','&quot;; [Tables.N28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N39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39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40];&quot;','&quot;;[Tables.N41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0"/>
          <table:table-cell table:number-columns-repeated="255"/>
        </table:table-row>
        <table:table-row table:style-name="ro2">
          <table:table-cell table:style-name="ce52" table:formula="oooc:=CONCATENATE([BASE.$A$4]; [Tables.N49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49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50];&quot;','&quot;;[Tables.N51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0"/>
          <table:table-cell table:number-columns-repeated="255"/>
        </table:table-row>
        <table:table-row table:style-name="ro2">
          <table:table-cell table:style-name="ce52" table:formula="oooc:=CONCATENATE([BASE.$A$4]; [Tables.N61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61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3]; &quot; &quot;; [Tables.O6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62];&quot;','&quot;;[Tables.N63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0"/>
          <table:table-cell table:number-columns-repeated="255"/>
        </table:table-row>
        <table:table-row table:style-name="ro2">
          <table:table-cell table:style-name="ce52" table:formula="oooc:=CONCATENATE([BASE.$A$4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N81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81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2]; &quot; &quot;; [Tables.O82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3]; &quot; &quot;; [Tables.O8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84]; &quot; &quot;; [Tables.O8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85]; &quot; &quot;; [Tables.O8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86]; &quot; &quot;; [Tables.O8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N82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Q67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Q67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Q68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table:formula="oooc:=CONCATENATE([BASE.$A$4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4]; &quot; &quot;; [Tables.R6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0"/>
          <table:table-cell table:number-columns-repeated="255"/>
        </table:table-row>
        <table:table-row table:style-name="ro2">
          <table:table-cell table:style-name="ce52" table:formula="oooc:=CONCATENATE([BASE.$A$4]; [Tables.N72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N72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76]; &quot; &quot;; [Tables.O76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0"/>
          <table:table-cell table:number-columns-repeated="255"/>
        </table:table-row>
        <table:table-row table:style-name="ro2">
          <table:table-cell table:style-name="ce52" table:formula="oooc:=CONCATENATE([BASE.$A$4]; [Tables.Q80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2" table:formula="oooc:=CONCATENATE([BASE.$A$5]; &quot;'&quot;; [Tables.Q80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84]; &quot; &quot;; [Tables.R84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85]; &quot; &quot;; [Tables.R85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2" table:formula="oooc:=CONCATENATE([BASE.$A$6]; &quot;('&quot;; [Tables.Q81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2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07/30/2009</text:date>, <text:time>09:1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30T09:10:48</dc:date>
    <meta:printed-by>Jhon H. Caicedo</meta:printed-by>
    <meta:print-date>2009-07-09T09:32:36</meta:print-date>
    <meta:editing-cycles>371</meta:editing-cycles>
    <meta:editing-duration>P3DT18H28M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962"/>
  </office:meta>
</office:document-meta>
</file>